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0ab28" officeooo:paragraph-rsid="0000ab28"/>
    </style:style>
    <style:style style:name="P2" style:family="paragraph" style:parent-style-name="Standard">
      <style:paragraph-properties fo:text-align="center" style:justify-single-word="false"/>
      <style:text-properties officeooo:rsid="0000ab28" officeooo:paragraph-rsid="0000ab28"/>
    </style:style>
    <style:style style:name="P3" style:family="paragraph" style:parent-style-name="Standard">
      <style:text-properties fo:font-style="italic" officeooo:rsid="0000ab28" officeooo:paragraph-rsid="0000ab28" style:font-style-asian="italic" style:font-style-complex="italic"/>
    </style:style>
    <style:style style:name="P4" style:family="paragraph" style:parent-style-name="Standard">
      <style:text-properties officeooo:rsid="0001c82a" officeooo:paragraph-rsid="0001c82a"/>
    </style:style>
    <style:style style:name="P5" style:family="paragraph" style:parent-style-name="Standard" style:list-style-name="L2">
      <style:text-properties officeooo:rsid="0001c82a" officeooo:paragraph-rsid="0001c82a"/>
    </style:style>
    <style:style style:name="P6" style:family="paragraph" style:parent-style-name="Standard">
      <style:text-properties officeooo:rsid="0002d274" officeooo:paragraph-rsid="0002d274"/>
    </style:style>
    <style:style style:name="P7" style:family="paragraph" style:parent-style-name="Standard">
      <style:text-properties officeooo:rsid="00049046" officeooo:paragraph-rsid="00049046"/>
    </style:style>
    <style:style style:name="T1" style:family="text">
      <style:text-properties style:text-position="sub 58%"/>
    </style:style>
    <style:style style:name="T2" style:family="text">
      <style:text-properties style:text-position="sub 58%" officeooo:rsid="0001c82a"/>
    </style:style>
    <style:style style:name="T3" style:family="text">
      <style:text-properties officeooo:rsid="0001c82a"/>
    </style:style>
    <style:style style:name="T4" style:family="text">
      <style:text-properties officeooo:rsid="0004904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Emph Notation</text:p>
      <text:p text:style-name="P2">by Sven Nilsen, 2020</text:p>
      <text:p text:style-name="P1"/>
      <text:p text:style-name="P3">In this paper I derive notation for subsets of an abstract path, called “emphs”.</text:p>
      <text:p text:style-name="P1"/>
      <text:p text:style-name="P1">Assume the following two pairs that are unique universal binary relations:</text:p>
      <text:p text:style-name="P1"/>
      <text:p text:style-name="P1"><text:tab/>(a, b)<text:tab/>(b, c)</text:p>
      <text:p text:style-name="P1"/>
      <text:p text:style-name="P1"><text:tab/>role_of(b) = p</text:p>
      <text:p text:style-name="P1"><text:tab/>role_of(c) = q</text:p>
      <text:p text:style-name="P1"/>
      <text:p text:style-name="P1">Using function composition:</text:p>
      <text:p text:style-name="P1"/>
      <text:p text:style-name="P1"><text:tab/>q(p(a)) = (q · p)(a) = c</text:p>
      <text:p text:style-name="P1"/>
      <text:p text:style-name="P1">This composition can not be turned into a unique universal binary relation, because `c` is already assigned the role `q` and can not have `q · p` as an additional role. Neither does it make sense when `p` and `q` are different roles:</text:p>
      <text:p text:style-name="P1"/>
      <text:p text:style-name="P1"><text:tab/>(a, c)<text:tab/><text:tab/>is not valid because it would imply the role of `b` and `c` are the same</text:p>
      <text:p text:style-name="P1"/>
      <text:p text:style-name="P1">However, using the semantics of an Avatar Graph, one can construct an “avatar” of `c`. This avatar behaves like `c` except that it is assigned the role `q · p`:</text:p>
      <text:p text:style-name="P1"/>
      <text:p text:style-name="P1"><text:tab/>(a, c<text:span text:style-name="T1">q·p</text:span>)</text:p>
      <text:p text:style-name="P1"/>
      <text:p text:style-name="P1">Since `q` is already known from `c`, one can simplify this notation further:</text:p>
      <text:p text:style-name="P1"/>
      <text:p text:style-name="P1"><text:tab/>(a, c<text:span text:style-name="T1">p</text:span>)</text:p>
      <text:p text:style-name="P1"/>
      <text:p text:style-name="P1">Ideally, one would like to avoid mentioning `p`, <text:span text:style-name="T3">since it makes abstract generalizations harder. Instead of `p`, one could use:</text:span></text:p>
      <text:p text:style-name="P1"/>
      <text:p text:style-name="P1"><text:tab/><text:span text:style-name="T3">(a, c</text:span><text:span text:style-name="T2">ab</text:span><text:span text:style-name="T3">)</text:span></text:p>
      <text:p text:style-name="P1"/>
      <text:p text:style-name="P4">However, `a` is already known from the pair, so this can be reduced to:</text:p>
      <text:p text:style-name="P4"/>
      <text:p text:style-name="P4"><text:tab/>(a, c<text:span text:style-name="T1">b</text:span>)</text:p>
      <text:p text:style-name="P4"/>
      <text:p text:style-name="P4">Now, instead of using subscript `c<text:span text:style-name="T1">b</text:span>`, it is easier to compose using an arrow notation:</text:p>
      <text:p text:style-name="P4"/>
      <text:p text:style-name="P4"><text:tab/>(a, b→c)</text:p>
      <text:p text:style-name="P4"/>
      <text:p text:style-name="P4">Likewise, it is possible to construct an “avatar” `a→b` of `b`, such that `(a→b, c)`.</text:p>
      <text:p text:style-name="P4">These two descriptions emphasize different aspects of the same underlying <text:span text:style-name="T4">abstract </text:span>path <text:span text:style-name="T4">using avatars</text:span>.</text:p>
      <text:p text:style-name="P4"><text:soft-page-break/>There are two different choices of how to interpret the emphasis in a readable way:</text:p>
      <text:p text:style-name="P4"/>
      <text:list xml:id="list2995646368024477530" text:style-name="L2">
        <text:list-item>
          <text:p text:style-name="P5">`(a, b→c)` emphasizes `b→c`</text:p>
        </text:list-item>
        <text:list-item>
          <text:p text:style-name="P5">`(a, b→c)` emphasizes `(a, b)`</text:p>
        </text:list-item>
      </text:list>
      <text:p text:style-name="P4"/>
      <text:p text:style-name="P6">The first version only refers to the avatar `b→c` of `c`.</text:p>
      <text:p text:style-name="P6">The second version refers to a subset of the path `(a, b)`.</text:p>
      <text:p text:style-name="P6"/>
      <text:p text:style-name="P6">I choose the second version, because it refers to a subset of the path.</text:p>
      <text:p text:style-name="P6"/>
      <text:p text:style-name="P6">In general, this notation can be used with n-tuples, where `,` and `→` are separators:</text:p>
      <text:p text:style-name="P6"/>
      <text:p text:style-name="P6"><text:tab/>(a→b→c, d)<text:tab/><text:tab/>emphasizes `(c, d)`</text:p>
      <text:p text:style-name="P6"/>
      <text:p text:style-name="P6"><text:tab/>(a, b→c, d)<text:tab/><text:tab/>emphasizes `(a, b)` and `(c, d)`</text:p>
      <text:p text:style-name="P6"/>
      <text:p text:style-name="P6"><text:tab/>(a, b, c, d)<text:tab/><text:tab/>emphasizes the entire path</text:p>
      <text:p text:style-name="P6"/>
      <text:p text:style-name="P6"><text:tab/>(a→b→c→d)<text:tab/><text:tab/>emphasizes no part of the path</text:p>
      <text:p text:style-name="P6"/>
      <text:p text:style-name="P6">Because of the emphasis of a subset of the path, it is called “Emph Notation”.</text:p>
      <text:p text:style-name="P6"/>
      <text:p text:style-name="P6">For example, in standard path semantics one can write a subtype:</text:p>
      <text:p text:style-name="P6"/>
      <text:p text:style-name="P6"><text:tab/>false : [not] true</text:p>
      <text:p text:style-name="P6"/>
      <text:p text:style-name="P6">This is path where the emphasis is:</text:p>
      <text:p text:style-name="P6"/>
      <text:p text:style-name="P6"><text:tab/>(not(false), true→bool)<text:tab/><text:tab/>emphasizes `(not(false), true)`</text:p>
      <text:p text:style-name="P6"/>
      <text:p text:style-name="P6">The role of `true` is `value_of`, so the full unique universal binary relation is:</text:p>
      <text:p text:style-name="P6"/>
      <text:p text:style-name="P6"><text:tab/>value_of(not(false), true)</text:p>
      <text:p text:style-name="P6"/>
      <text:p text:style-name="P7">That `true` has the type `bool` is not important, although it proves that the subtype makes sense.</text:p>
      <text:p text:style-name="P7">If the type of `true` was emphasized, then one would “leave” the input to the function `not`:</text:p>
      <text:p text:style-name="P7"/>
      <text:p text:style-name="P7"><text:tab/>(not(false)→true, bool)<text:tab/><text:tab/>emphasizes `(true, bool)`</text:p>
      <text:p text:style-name="P7"/>
      <text:p text:style-name="P7"><text:tab/>type_of(true, bool)<text:tab/><text:tab/><text:tab/>full emphasized unique universal binary relation</text:p>
      <text:p text:style-name="P7"/>
      <text:p text:style-name="P7">Emph notation is used to signify which part of a path that is important to focus on.</text:p>
      <text:p text:style-name="P7">It describes a subset of the path, which contains at least one relation when the subset is non-empty.</text:p>
      <text:p text:style-name="P7"/>
      <text:p text:style-name="P7">While `<text:span text:style-name="T3">(a, b→c)</text:span>` emphasizes `(a, b)`, it also describes a relation `(a, c<text:span text:style-name="T1">b</text:span>)` which is the abstract path from `a` to `c`. With other words, an “emph” describes both a proof and a part of the proof that is considered more important than the rest of the proof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9T16:55:47.673473000</meta:creation-date>
    <dc:date>2020-04-09T17:36:51.780248000</dc:date>
    <meta:editing-duration>PT9M23S</meta:editing-duration>
    <meta:editing-cycles>1</meta:editing-cycles>
    <meta:document-statistic meta:table-count="0" meta:image-count="0" meta:object-count="0" meta:page-count="2" meta:paragraph-count="48" meta:word-count="538" meta:character-count="3043" meta:non-whitespace-character-count="2527"/>
    <meta:generator>LibreOffice/5.1.2.2$MacOSX_X86_64 LibreOffice_project/d3bf12ecb743fc0d20e0be0c58ca359301eb705f</meta:generator>
  </office:meta>
</office:document-meta>
</file>